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rator Mono" svg:font-family="'Operator Mono', 'Fira Code', Consolas, Monaco, 'Andale Mono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6c4db" officeooo:paragraph-rsid="0006c4db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normal" officeooo:rsid="0006c4db" officeooo:paragraph-rsid="0006c4db" style:font-size-asian="17.5pt" style:font-weight-asian="normal" style:font-size-complex="20pt" style:font-weight-complex="normal"/>
    </style:style>
    <style:style style:name="P3" style:family="paragraph" style:parent-style-name="Standard">
      <style:text-properties fo:font-size="20pt" style:font-size-asian="17.5pt" style:font-size-complex="20pt"/>
    </style:style>
    <style:style style:name="P4" style:family="paragraph" style:parent-style-name="Text_20_body">
      <style:text-properties fo:font-size="20pt" style:font-size-asian="20pt" style:font-size-complex="20pt"/>
    </style:style>
    <style:style style:name="P5" style:family="paragraph" style:parent-style-name="Text_20_body">
      <style:text-properties fo:color="#800000" fo:font-size="20pt" fo:font-weight="bold" officeooo:rsid="0006c4db" officeooo:paragraph-rsid="0006c4db" style:font-size-asian="20pt" style:font-weight-asian="bold" style:font-size-complex="20pt" style:font-weight-complex="bold"/>
    </style:style>
    <style:style style:name="P6" style:family="paragraph" style:parent-style-name="Text_20_body">
      <style:text-properties officeooo:paragraph-rsid="00074a11"/>
    </style:style>
    <style:style style:name="P7" style:family="paragraph" style:parent-style-name="Preformatted_20_Text">
      <style:text-properties fo:font-size="20pt" fo:font-weight="normal" officeooo:rsid="0006c4db" officeooo:paragraph-rsid="0006c4db" style:font-size-asian="17.5pt" style:font-weight-asian="normal" style:font-size-complex="20pt" style:font-weight-complex="normal"/>
    </style:style>
    <style:style style:name="P8" style:family="paragraph" style:parent-style-name="Heading_20_1">
      <style:text-properties officeooo:rsid="00074a11" officeooo:paragraph-rsid="00074a11"/>
    </style:style>
    <style:style style:name="T1" style:family="text">
      <style:text-properties officeooo:rsid="0006c4db"/>
    </style:style>
    <style:style style:name="T2" style:family="text">
      <style:text-properties fo:font-variant="normal" fo:text-transform="none" fo:color="#000000" style:font-name="Operator Mono" fo:font-size="9pt" fo:letter-spacing="normal" fo:font-style="normal"/>
    </style:style>
    <style:style style:name="T3" style:family="text">
      <style:text-properties fo:font-variant="normal" fo:text-transform="none" fo:color="#000000" style:font-name="Operator Mono" fo:font-size="9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Operator Mono" fo:font-size="14pt" fo:letter-spacing="normal" fo:font-style="normal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555555" style:font-name="Operator Mono" fo:font-size="9pt" fo:letter-spacing="normal" fo:font-style="normal"/>
    </style:style>
    <style:style style:name="T6" style:family="text">
      <style:text-properties fo:font-variant="normal" fo:text-transform="none" fo:color="#555555" style:font-name="Operator Mono" fo:font-size="9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555555" style:font-name="Operator Mono" fo:font-size="14pt" fo:letter-spacing="normal" fo:font-style="normal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style:font-name="Operator Mono" fo:font-size="9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style:font-name="Operator Mono" fo:font-size="14pt" fo:letter-spacing="normal" fo:font-style="normal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800000" style:font-name="Operator Mono" fo:font-size="9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800000" style:font-name="Operator Mono" fo:font-size="14pt" fo:letter-spacing="normal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800000" style:font-name="Operator Mono" fo:font-size="14pt" fo:letter-spacing="normal" fo:font-style="normal" fo:font-weight="bold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ravel Project Installation</text:h>
      <text:p text:style-name="P1"/>
      <text:p text:style-name="P2">install laravel using composer package manager for php</text:p>
      <text:p text:style-name="P7"/>
      <text:p text:style-name="P7"><text:span text:style-name="Source_20_Text"><text:span text:style-name="T12">c</text:span></text:span><text:span text:style-name="Source_20_Text"><text:span text:style-name="T11">omposer create-project --prefer-dist laravel/laravel blog</text:span></text:span></text:p>
      <text:p text:style-name="P7"/>
      <text:p text:style-name="P4">host <text:span text:style-name="T1">the project</text:span></text:p>
      <text:p text:style-name="P5">php artisan serve <text:s/>- - host 0.0.0.0</text:p>
      <text:p text:style-name="P5"/>
      <text:h text:style-name="P8" text:outline-level="1">Create Sqlite Database</text:h>
      <text:p text:style-name="P6"/>
      <text:p text:style-name="P3"/>
      <text:p text:style-name="P5"/>
      <text:p text:style-name="P4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rator Mono" svg:font-family="'Operator Mono', 'Fira Code', Consolas, Monaco, 'Andale Mono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1:27:37.639568276</meta:creation-date>
    <meta:generator>LibreOffice/4.2.8.2$Linux_X86_64 LibreOffice_project/420m0$Build-2</meta:generator>
    <dc:date>2018-11-07T11:44:59.448351876</dc:date>
    <meta:editing-duration>PT4M27S</meta:editing-duration>
    <meta:editing-cycles>3</meta:editing-cycles>
    <meta:document-statistic meta:table-count="0" meta:image-count="0" meta:object-count="0" meta:page-count="1" meta:paragraph-count="6" meta:word-count="30" meta:character-count="213" meta:non-whitespace-character-count="189"/>
  </office:meta>
</office:document-meta>
</file>